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Heading_20_3">
      <style:paragraph-properties fo:padding="0.049cm" fo:border="0.06pt solid #e3e3e3"/>
    </style:style>
    <style:style style:name="P2" style:family="paragraph" style:parent-style-name="Heading_20_3">
      <style:paragraph-properties fo:padding="0.049cm" fo:border="0.06pt solid #e3e3e3"/>
      <style:text-properties style:font-name="Noto Serif CJK KR" style:font-name-asian="Noto Serif CJK KR"/>
    </style:style>
    <style:style style:name="P3" style:family="paragraph" style:parent-style-name="Heading_20_3">
      <style:paragraph-properties fo:padding="0.049cm" fo:border="0.06pt solid #e3e3e3"/>
      <style:text-properties style:font-name="Noto Serif CJK KR" officeooo:rsid="0008099a" officeooo:paragraph-rsid="00091f5d" style:font-name-asian="Noto Serif CJK KR"/>
    </style:style>
    <style:style style:name="P4" style:family="paragraph" style:parent-style-name="Subtitle">
      <style:text-properties style:font-name="Noto Serif CJK KR" officeooo:rsid="0008099a" style:font-name-asian="Noto Serif CJK KR"/>
    </style:style>
    <style:style style:name="P5" style:family="paragraph" style:parent-style-name="Subtitle">
      <style:text-properties fo:font-weight="bold" officeooo:paragraph-rsid="00091f5d" style:font-weight-asian="bold" style:font-weight-complex="bold"/>
    </style:style>
    <style:style style:name="P6" style:family="paragraph" style:parent-style-name="Text_20_body">
      <style:paragraph-properties fo:padding="0.049cm" fo:border="0.06pt solid #e3e3e3"/>
    </style:style>
    <style:style style:name="P7" style:family="paragraph" style:parent-style-name="Text_20_body" style:list-style-name="L6">
      <style:paragraph-properties fo:padding="0.049cm" fo:border="0.06pt solid #e3e3e3"/>
    </style:style>
    <style:style style:name="P8" style:family="paragraph" style:parent-style-name="Text_20_body">
      <style:paragraph-properties fo:padding="0.049cm" fo:border="0.06pt solid #e3e3e3"/>
      <style:text-properties officeooo:paragraph-rsid="00091f5d"/>
    </style:style>
    <style:style style:name="P9" style:family="paragraph" style:parent-style-name="Text_20_body" style:list-style-name="L7">
      <style:paragraph-properties fo:padding="0.049cm" fo:border="0.06pt solid #e3e3e3"/>
    </style:style>
    <style:style style:name="P10" style:family="paragraph" style:parent-style-name="Text_20_body" style:list-style-name="L8">
      <style:paragraph-properties fo:padding="0.049cm" fo:border="0.06pt solid #e3e3e3"/>
    </style:style>
    <style:style style:name="P11" style:family="paragraph" style:parent-style-name="Text_20_body" style:list-style-name="L9">
      <style:paragraph-properties fo:padding="0.049cm" fo:border="0.06pt solid #e3e3e3"/>
    </style:style>
    <style:style style:name="P12" style:family="paragraph" style:parent-style-name="Text_20_body" style:list-style-name="L10">
      <style:paragraph-properties fo:padding="0.049cm" fo:border="0.06pt solid #e3e3e3"/>
    </style:style>
    <style:style style:name="P13" style:family="paragraph" style:parent-style-name="Text_20_body" style:list-style-name="L11">
      <style:paragraph-properties fo:padding="0.049cm" fo:border="0.06pt solid #e3e3e3"/>
    </style:style>
    <style:style style:name="P14" style:family="paragraph" style:parent-style-name="Text_20_body">
      <style:paragraph-properties fo:margin-top="0cm" fo:margin-bottom="0cm" loext:contextual-spacing="false" fo:padding="0.049cm" fo:border="0.06pt solid #e3e3e3"/>
    </style:style>
    <style:style style:name="P15" style:family="paragraph" style:parent-style-name="Text_20_body" style:list-style-name="L7">
      <style:paragraph-properties fo:margin-top="0cm" fo:margin-bottom="0cm" loext:contextual-spacing="false" fo:padding="0.049cm" fo:border="0.06pt solid #e3e3e3"/>
    </style:style>
    <style:style style:name="P16" style:family="paragraph" style:parent-style-name="Text_20_body" style:list-style-name="L8">
      <style:paragraph-properties fo:margin-top="0cm" fo:margin-bottom="0cm" loext:contextual-spacing="false" fo:padding="0.049cm" fo:border="0.06pt solid #e3e3e3"/>
    </style:style>
    <style:style style:name="P17" style:family="paragraph" style:parent-style-name="Text_20_body" style:list-style-name="L9">
      <style:paragraph-properties fo:margin-top="0cm" fo:margin-bottom="0cm" loext:contextual-spacing="false" fo:padding="0.049cm" fo:border="0.06pt solid #e3e3e3"/>
    </style:style>
    <style:style style:name="P18" style:family="paragraph" style:parent-style-name="Text_20_body" style:list-style-name="L10">
      <style:paragraph-properties fo:margin-top="0cm" fo:margin-bottom="0cm" loext:contextual-spacing="false" fo:padding="0.049cm" fo:border="0.06pt solid #e3e3e3"/>
    </style:style>
    <style:style style:name="P19" style:family="paragraph" style:parent-style-name="Text_20_body" style:list-style-name="L11">
      <style:paragraph-properties fo:margin-top="0cm" fo:margin-bottom="0cm" loext:contextual-spacing="false"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style:font-name="Noto Serif CJK KR" style:font-name-asian="Noto Serif CJK KR"/>
    </style:style>
    <style:style style:name="T3" style:family="text">
      <style:text-properties style:font-name="Noto Serif CJK KR" style:font-name-asian="Noto Serif CJK KR" loext:padding="0.049cm" loext:border="0.06pt solid #e3e3e3"/>
    </style:style>
    <style:style style:name="T4" style:family="text">
      <style:text-properties style:font-name="Noto Serif CJK KR" officeooo:rsid="00091f5d" style:font-name-asian="Noto Serif CJK KR" loext:padding="0.049cm" loext:border="0.06pt solid #e3e3e3"/>
    </style:style>
    <style:style style:name="T5" style:family="text">
      <style:text-properties style:font-name="Noto Serif CJK KR" officeooo:rsid="0008099a" style:font-name-asian="Noto Serif CJK KR" loext:padding="0.049cm" loext:border="0.06pt solid #e3e3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3-2 분석 </text:p>
      <text:p text:style-name="P4"/>
      <text:p text:style-name="P5">1. lab2-3과 lab3-1 차이 분석 </text:p>
      <text:h text:style-name="P3" text:outline-level="3"><text:span text:style-name="Strong_20_Emphasis"><text:span text:style-name="T5">소켓에 사용되는 프로토콜</text:span></text:span></text:h>
      <text:p text:style-name="P6"><text:span text:style-name="Strong_20_Emphasis"><text:span text:style-name="T3">멀티캐스트 채팅 프로그램: </text:span></text:span><text:span text:style-name="Strong_20_Emphasis"><text:span text:style-name="T4">UDP</text:span></text:span></text:p>
      <text:p text:style-name="P6"><text:span text:style-name="Strong_20_Emphasis"><text:span text:style-name="T3">멀티스레드 기반 채팅 프로그램: </text:span></text:span><text:span text:style-name="Strong_20_Emphasis"><text:span text:style-name="T4">TCP</text:span></text:span></text:p>
      <text:p text:style-name="P14"><text:span text:style-name="T2"/></text:p>
      <text:h text:style-name="P2" text:outline-level="3">서버-클라이언트 구조 여부 </text:h>
      <text:p text:style-name="P8"><text:span text:style-name="Strong_20_Emphasis"><text:span text:style-name="T3">멀티캐스트 채팅 프로그램: 서버-클라이언트 모델 없이도 작동할 수 있습니다</text:span></text:span></text:p>
      <text:p text:style-name="P8"><text:span text:style-name="Strong_20_Emphasis"><text:span text:style-name="T3">멀티스레드 기반 채팅 프로그램: </text:span></text:span></text:p>
      <text:p text:style-name="P8"><text:span text:style-name="Strong_20_Emphasis"><text:span text:style-name="T3">서버-클라이언트 모델을 따릅니다. 중앙 서버는 들어오는 연결을 처리하고 각 클라이언트에 대해 별도의 스레드를 유지하여 메시지 전송 및 수신 프로세스를 관리합니다.</text:span></text:span></text:p>
      <text:p text:style-name="P14"><text:span text:style-name="T2"/></text:p>
      <text:h text:style-name="P2" text:outline-level="3">구현(다중 프로세스 대 다중 스레드)</text:h>
      <text:p text:style-name="P6"><text:span text:style-name="Strong_20_Emphasis"><text:span text:style-name="T3">멀티캐스트 채팅 프로그램: 여러 접근을 프로세스 별로 나누어 관리하는 다중프로세스 방</text:span></text:span></text:p>
      <text:p text:style-name="P6"><text:span text:style-name="Strong_20_Emphasis"><text:span text:style-name="T3">멀티스레드 기반 채팅 프로그램: 동시적 접근을 위한 멀티스레딩 방식 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3"/></text:span></text:p>
      <text:p text:style-name="Subtitle"><text:span text:style-name="Strong_20_Emphasis">lab3-1 코드 분석</text:span></text:p>
      <text:h text:style-name="Heading_20_3" text:outline-level="3"><text:span text:style-name="Strong_20_Emphasis">1. </text:span><text:span text:style-name="Strong_20_Emphasis"><text:span text:style-name="T1">주요 기능(</text:span></text:span><text:span text:style-name="Strong_20_Emphasis"><text:span text:style-name="Source_20_Text"><text:span text:style-name="T1">main</text:span></text:span></text:span><text:span text:style-name="Strong_20_Emphasis"><text:span text:style-name="T1">):</text:span></text:span></text:h>
      <text:list xml:id="list2620181822" text:style-name="L7">
        <text:list-item>
          <text:p text:style-name="P15"><text:span text:style-name="Strong_20_Emphasis"><text:span text:style-name="T1">목적:</text:span></text:span> 서버를 초기화 및 관리하고 들어오는 클라이언트 연결을 처리합니다.</text:p>
        </text:list-item>
        <text:list-item>
          <text:p text:style-name="P15"><text:span text:style-name="Strong_20_Emphasis"><text:span text:style-name="T1">주요 작업:</text:span></text:span></text:p>
          <text:list>
            <text:list-item>
              <text:p text:style-name="P15">서버 소켓(<text:span text:style-name="Source_20_Text"><text:span text:style-name="T1">serv_sock</text:span></text:span>)을 초기화합니다.</text:p>
            </text:list-item>
            <text:list-item>
              <text:p text:style-name="P15"><text:soft-page-break/>서버 주소 구조(<text:span text:style-name="Source_20_Text"><text:span text:style-name="T1">serv_adr</text:span></text:span>)를 설정합니다.</text:p>
            </text:list-item>
            <text:list-item>
              <text:p text:style-name="P15">서버 소켓을 IP 주소 및 포트에 바인딩합니다.</text:p>
            </text:list-item>
            <text:list-item>
              <text:p text:style-name="P15">들어오는 클라이언트 연결을 수신합니다.</text:p>
            </text:list-item>
            <text:list-item>
              <text:p text:style-name="P15">잠재적으로 루프에 있는 클라이언트(<text:span text:style-name="Source_20_Text"><text:span text:style-name="T1">clnt_sock</text:span></text:span>)로부터의 연결을 허용합니다.</text:p>
            </text:list-item>
            <text:list-item>
              <text:p text:style-name="P9">연결된 각 클라이언트에 대한 새 스레드를 생성하여 통신(<text:span text:style-name="Source_20_Text"><text:span text:style-name="T1">pthread_create</text:span></text:span>)을 처리하고 클라이언트 소켓을 스레드 처리 함수에 전달합니다.</text:p>
            </text:list-item>
          </text:list>
        </text:list-item>
      </text:list>
      <text:h text:style-name="P1" text:outline-level="3"><text:span text:style-name="Strong_20_Emphasis"><text:span text:style-name="T1">클라이언트 핸들러 함수(</text:span></text:span><text:span text:style-name="Strong_20_Emphasis"><text:span text:style-name="Source_20_Text"><text:span text:style-name="T1">handle_clnt</text:span></text:span></text:span><text:span text:style-name="Strong_20_Emphasis"><text:span text:style-name="T1">):</text:span></text:span></text:h>
      <text:list xml:id="list6811982" text:style-name="L8">
        <text:list-item>
          <text:p text:style-name="P16"><text:span text:style-name="Strong_20_Emphasis"><text:span text:style-name="T1">목적:</text:span></text:span> 전용 스레드에서 개별 클라이언트와의 상호 작용을 관리합니다.</text:p>
        </text:list-item>
        <text:list-item>
          <text:p text:style-name="P16"><text:span text:style-name="Strong_20_Emphasis"><text:span text:style-name="T1">주요 작업:</text:span></text:span></text:p>
          <text:list>
            <text:list-item>
              <text:p text:style-name="P16">클라이언트로부터 메시지를 받습니다.</text:p>
            </text:list-item>
            <text:list-item>
              <text:p text:style-name="P16">수신된 메시지를 다른 클라이언트에 배포합니다(<text:span text:style-name="Source_20_Text"><text:span text:style-name="T1">send_msg</text:span></text:span>).</text:p>
            </text:list-item>
            <text:list-item>
              <text:p text:style-name="P16">연결이 끊어지면 클라이언트의 소켓을 닫습니다.</text:p>
            </text:list-item>
            <text:list-item>
              <text:p text:style-name="P10">동시성 문제를 방지하기 위해 뮤텍스 사용하여 공유 리소스(예: 클라이언트 소켓 목록)를 관리합니다.</text:p>
            </text:list-item>
          </text:list>
        </text:list-item>
      </text:list>
      <text:h text:style-name="P1" text:outline-level="3"><text:span text:style-name="Strong_20_Emphasis"><text:span text:style-name="T1">메시지 전송 기능(</text:span></text:span><text:span text:style-name="Strong_20_Emphasis"><text:span text:style-name="Source_20_Text"><text:span text:style-name="T1">send_msg</text:span></text:span></text:span><text:span text:style-name="Strong_20_Emphasis"><text:span text:style-name="T1">):</text:span></text:span></text:h>
      <text:list xml:id="list1462544901" text:style-name="L9">
        <text:list-item>
          <text:p text:style-name="P17"><text:span text:style-name="Strong_20_Emphasis"><text:span text:style-name="T1">목적:</text:span></text:span> 한 클라이언트에서 받은 메시지를 연결된 다른 모든 클라이언트에게 보냅니다.</text:p>
        </text:list-item>
        <text:list-item>
          <text:p text:style-name="P17"><text:span text:style-name="Strong_20_Emphasis"><text:span text:style-name="T1">주요 작업:</text:span></text:span></text:p>
          <text:list>
            <text:list-item>
              <text:p text:style-name="P17">클라이언트 소켓 목록을 반복합니다.</text:p>
            </text:list-item>
            <text:list-item>
              <text:p text:style-name="P17">원래 메시지를 보낸 사람을 제외한 각 클라이언트에게 메시지를 보냅니다.</text:p>
            </text:list-item>
            <text:list-item>
              <text:p text:style-name="P11">동시 수정으로부터 클라이언트 목록을 보호하기 위해 뮤텍스 잠금(<text:span text:style-name="Source_20_Text"><text:span text:style-name="T1">pthread_mutex_lock</text:span></text:span> 및 <text:span text:style-name="Source_20_Text"><text:span text:style-name="T1">pthread_mutex_unlock</text:span></text:span>)을 사용합니다.</text:p>
            </text:list-item>
          </text:list>
        </text:list-item>
      </text:list>
      <text:h text:style-name="P1" text:outline-level="3">4. <text:span text:style-name="Strong_20_Emphasis"><text:span text:style-name="T1">오류 처리 함수(</text:span></text:span><text:span text:style-name="Strong_20_Emphasis"><text:span text:style-name="Source_20_Text"><text:span text:style-name="T1">error_handling</text:span></text:span></text:span><text:span text:style-name="Strong_20_Emphasis"><text:span text:style-name="T1">):</text:span></text:span></text:h>
      <text:list xml:id="list180721176" text:style-name="L10">
        <text:list-item>
          <text:p text:style-name="P18"><text:span text:style-name="Strong_20_Emphasis"><text:span text:style-name="T1">목적:</text:span></text:span> 서버 운영 중 발생할 수 있는 오류를 처리하는 메커니즘을 제공합니다.</text:p>
        </text:list-item>
        <text:list-item>
          <text:p text:style-name="P18"><text:span text:style-name="Strong_20_Emphasis"><text:span text:style-name="T1">주요 작업:</text:span></text:span></text:p>
          <text:list>
            <text:list-item>
              <text:p text:style-name="P18">오류 메시지를 인쇄합니다.</text:p>
            </text:list-item>
            <text:list-item>
              <text:p text:style-name="P12">심각한 오류가 발생하면 프로그램을 종료하여 심각한 문제로 인해 서버가 정상적으로 중지되도록 합니다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KR1" style:font-family-asian="'Noto Serif CJK K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20:14:58.367341770</meta:creation-date>
    <dc:date>2024-04-30T21:08:02.324192118</dc:date>
    <meta:editing-duration>PT20S</meta:editing-duration>
    <meta:editing-cycles>1</meta:editing-cycles>
    <meta:document-statistic meta:table-count="0" meta:image-count="0" meta:object-count="0" meta:page-count="2" meta:paragraph-count="40" meta:word-count="860" meta:character-count="1235" meta:non-whitespace-character-count="1025"/>
    <meta:generator>LibreOffice/6.4.7.2$Linux_X86_64 LibreOffice_project/40$Build-2</meta:generator>
  </office:meta>
</office:document-meta>
</file>